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203870"/>
    </style:style>
    <style:style style:name="P2" style:family="paragraph" style:parent-style-name="Standard">
      <style:text-properties officeooo:rsid="001e8130" officeooo:paragraph-rsid="001e8130"/>
    </style:style>
    <style:style style:name="P3" style:family="paragraph" style:parent-style-name="Text_20_body">
      <style:text-properties officeooo:rsid="001e8130" officeooo:paragraph-rsid="00203870"/>
    </style:style>
    <style:style style:name="P4" style:family="paragraph" style:parent-style-name="Text_20_body">
      <style:text-properties officeooo:rsid="001e8130" officeooo:paragraph-rsid="00203870"/>
    </style:style>
    <style:style style:name="P5" style:family="paragraph" style:parent-style-name="Text_20_body" style:list-style-name="L1"/>
    <style:style style:name="T1" style:family="text">
      <style:text-properties officeooo:rsid="00203870"/>
    </style:style>
    <style:style style:name="T2" style:family="text">
      <style:text-properties officeooo:rsid="0021db2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faire : </text:p>
      <text:p text:style-name="P2">binaire setup :</text:p>
      <text:p text:style-name="P2"/>
      <text:h text:style-name="P1" text:outline-level="2"><text:span text:style-name="Strong_20_Emphasis"><text:span text:style-name="T1">Utiliser </text:span></text:span><text:span text:style-name="Strong_20_Emphasis">AppArmor/USBGuard : pour être certain qu’aucun binaire non explicitement autorisé ne puisse accéder à </text:span><text:span text:style-name="Strong_20_Emphasis"><text:span text:style-name="Source_20_Text">/dev/sd*</text:span></text:span><text:span text:style-name="Strong_20_Emphasis">, même si un bug traîne dans le système </text:span><text:span text:style-name="Strong_20_Emphasis"><text:span text:style-name="T2">et limiter les capability de l’agent</text:span></text:span></text:h>
      <text:p text:style-name="P3"><text:span text:style-name="Strong_20_Emphasis">Tu peux aussi restreindre davantage les droits avec :</text:span></text:p>
      <text:list text:style-name="L1">
        <text:list-item>
          <text:p text:style-name="P5"><text:span text:style-name="Source_20_Text">Seccomp</text:span> → règles de filtrage des appels système.</text:p>
        </text:list-item>
        <text:list-item>
          <text:p text:style-name="P5"><text:span text:style-name="Source_20_Text">CapabilityBoundingSet</text:span> (systemd) → interdit les caps non listées.</text:p>
        </text:list-item>
        <text:list-item>
          <text:p text:style-name="P5"><text:span text:style-name="Source_20_Text">no_new_privs</text:span> → empêche gain de privilèges même via exec.</text:p>
        </text:list-item>
      </text:list>
      <text:p text:style-name="P3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5:41:19.339107135</meta:creation-date>
    <dc:date>2025-07-23T22:53:10.141435358</dc:date>
    <meta:editing-duration>PT11H35M47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73" meta:character-count="444" meta:non-whitespace-character-count="380"/>
  </office:meta>
</office:document-meta>
</file>